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9" style:family="table-cell" style:parent-style-name="Default" style:data-style-name="N3"/>
    <style:style style:name="ce20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09763888888889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6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15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9" style:base-cell-address="Data_Sheet.G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9" style:base-cell-address="Data_Sheet.I4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9" style:base-cell-address="Data_Sheet.K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9" style:base-cell-address="Data_Sheet.M4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9" style:base-cell-address="Data_Sheet.O4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Q4])))" style:apply-style-name="cf9" style:base-cell-address="Data_Sheet.Q4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6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07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0,[.F4])" table:base-cell-address="Data_Sheet.G4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000000000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1">
            <text:p>Year</text:p>
          </table:table-cell>
          <table:table-cell office:value-type="string" table:number-columns-spanned="1" table:number-rows-spanned="3" table:style-name="ce21">
            <text:p>Month</text:p>
          </table:table-cell>
          <table:table-cell office:value-type="string" table:number-columns-spanned="1" table:number-rows-spanned="3" table:content-validation-name="val2" table:style-name="ce22">
            <text:p>Organisation name</text:p>
          </table:table-cell>
          <table:table-cell office:value-type="string" table:number-columns-spanned="1" table:number-rows-spanned="3" table:content-validation-name="val2" table:style-name="ce22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2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2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2">
            <text:p>AO/AA</text:p>
          </table:table-cell>
          <table:covered-table-cell/>
          <table:table-cell office:value-type="string" table:number-columns-spanned="2" table:number-rows-spanned="1" table:style-name="ce22">
            <text:p>EO</text:p>
          </table:table-cell>
          <table:covered-table-cell/>
          <table:table-cell office:value-type="string" table:number-columns-spanned="2" table:number-rows-spanned="1" table:style-name="ce22">
            <text:p>SEO/HEO</text:p>
          </table:table-cell>
          <table:covered-table-cell/>
          <table:table-cell office:value-type="string" table:number-columns-spanned="2" table:number-rows-spanned="1" table:style-name="ce22">
            <text:p>Grade 6/7</text:p>
          </table:table-cell>
          <table:covered-table-cell/>
          <table:table-cell office:value-type="string" table:number-columns-spanned="2" table:number-rows-spanned="1" table:style-name="ce22">
            <text:p>SCS</text:p>
          </table:table-cell>
          <table:covered-table-cell/>
          <table:table-cell office:value-type="string" table:number-columns-spanned="2" table:number-rows-spanned="1" table:style-name="ce22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2">
            <text:p>Agency staff</text:p>
          </table:table-cell>
          <table:covered-table-cell/>
          <table:table-cell office:value-type="string" table:number-columns-spanned="2" table:number-rows-spanned="1" table:style-name="ce23">
            <text:p>Interim managers</text:p>
          </table:table-cell>
          <table:covered-table-cell/>
          <table:table-cell office:value-type="string" table:number-columns-spanned="2" table:number-rows-spanned="1" table:style-name="ce23">
            <text:p>Specialist Contractors</text:p>
          </table:table-cell>
          <table:covered-table-cell/>
          <table:table-cell office:value-type="string" table:number-columns-spanned="2" table:number-rows-spanned="1" table:style-name="ce23">
            <text:p>Consultants/consultancy</text:p>
          </table:table-cell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ary</text:p>
          </table:table-cell>
          <table:table-cell office:value-type="string" table:number-columns-spanned="1" table:number-rows-spanned="2" table:style-name="ce22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22">
            <text:p>Total paybill for payroll staff</text:p>
          </table:table-cell>
          <table:table-cell office:value-type="string" table:number-columns-spanned="1" table:number-rows-spanned="2" table:style-name="ce22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2">
            <text:p>Total monthly cost of consultants/</text:p>
            <text:p>consultancy</text:p>
          </table:table-cell>
          <table:table-cell office:value-type="string" table:number-columns-spanned="1" table:number-rows-spanned="2" table:style-name="ce22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2" table:style-name="ce5">
            <text:p>2022</text:p>
          </table:table-cell>
          <table:table-cell office:value-type="string" table:style-name="ce5">
            <text:p>February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30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419" table:content-validation-name="val4" table:style-name="ce36">
            <text:p>7419</text:p>
          </table:table-cell>
          <table:table-cell office:value-type="float" office:value="6606.3370000000168" table:content-validation-name="val3" table:style-name="ce37">
            <text:p>6606.34</text:p>
          </table:table-cell>
          <table:table-cell office:value-type="float" office:value="14737" table:content-validation-name="val4" table:style-name="ce39">
            <text:p>14737</text:p>
          </table:table-cell>
          <table:table-cell office:value-type="float" office:value="13548.272999999906" table:content-validation-name="val3" table:style-name="ce41">
            <text:p>13548.27</text:p>
          </table:table-cell>
          <table:table-cell office:value-type="float" office:value="9683" table:content-validation-name="val4" table:style-name="ce43">
            <text:p>9683</text:p>
          </table:table-cell>
          <table:table-cell office:value-type="float" office:value="9383.8599999999806" table:content-validation-name="val3" table:style-name="ce45">
            <text:p>9383.86</text:p>
          </table:table-cell>
          <table:table-cell office:value-type="float" office:value="3855" table:content-validation-name="val4" table:style-name="ce48">
            <text:p>3855</text:p>
          </table:table-cell>
          <table:table-cell office:value-type="float" office:value="3770.0280000000021" table:content-validation-name="val3" table:style-name="ce50">
            <text:p>3770.03</text:p>
          </table:table-cell>
          <table:table-cell office:value-type="float" office:value="305" table:content-validation-name="val4" table:style-name="ce52">
            <text:p>305</text:p>
          </table:table-cell>
          <table:table-cell office:value-type="float" office:value="300.23" table:content-validation-name="val3" table:style-name="ce54">
            <text:p>300.23</text:p>
          </table:table-cell>
          <table:table-cell office:value-type="float" office:value="227" table:content-validation-name="val4" table:style-name="ce56">
            <text:p>227</text:p>
          </table:table-cell>
          <table:table-cell office:value-type="float" office:value="219.10700000000003" table:content-validation-name="val3" table:style-name="ce57">
            <text:p>219.11</text:p>
          </table:table-cell>
          <table:table-cell office:value-type="float" office:value="36226" table:content-validation-name="val2" table:style-name="ce59">
            <text:p>36,226</text:p>
          </table:table-cell>
          <table:table-cell office:value-type="float" office:value="33827.834999999912" table:content-validation-name="val2" table:style-name="ce60">
            <text:p>33,827.83</text:p>
          </table:table-cell>
          <table:table-cell office:value-type="float" office:value="5043" table:style-name="ce62">
            <text:p>5043</text:p>
          </table:table-cell>
          <table:table-cell office:value-type="float" office:value="4897.3179999999938" table:style-name="ce65">
            <text:p>4897.32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5043" table:style-name="ce104">
            <text:p>5,043</text:p>
          </table:table-cell>
          <table:table-cell office:value-type="float" office:value="4897.3179999999938" table:style-name="ce105">
            <text:p>4,897.32</text:p>
          </table:table-cell>
          <table:table-cell office:value-type="float" office:value="41269" table:content-validation-name="val2" table:style-name="ce106">
            <text:p>41,269</text:p>
          </table:table-cell>
          <table:table-cell office:value-type="float" office:value="38725.152999999904" table:content-validation-name="val2" table:style-name="ce107">
            <text:p>38,725.15</text:p>
          </table:table-cell>
          <table:table-cell office:value-type="currency" office:value="96496439.560000002" table:content-validation-name="val1" table:style-name="ce15">
            <text:p>£96,496,439.56</text:p>
          </table:table-cell>
          <table:table-cell office:value-type="currency" office:value="9177395.8099999987" table:content-validation-name="val1" table:style-name="ce15">
            <text:p>£9,177,395.81</text:p>
          </table:table-cell>
          <table:table-cell office:value-type="currency" office:value="1703762.9500000002" table:content-validation-name="val1" table:style-name="ce15">
            <text:p>£1,703,762.95</text:p>
          </table:table-cell>
          <table:table-cell office:value-type="currency" office:value="1957216.11" table:content-validation-name="val1" table:style-name="ce15">
            <text:p>£1,957,216.11</text:p>
          </table:table-cell>
          <table:table-cell office:value-type="currency" office:value="27267457.760000002" table:content-validation-name="val1" table:style-name="ce15">
            <text:p>£27,267,457.76</text:p>
          </table:table-cell>
          <table:table-cell office:value-type="currency" office:value="10854911.829999998" table:content-validation-name="val1" table:style-name="ce15">
            <text:p>£10,854,911.83</text:p>
          </table:table-cell>
          <table:table-cell office:value-type="currency" office:value="147457184.01999998" table:style-name="ce16">
            <text:p>£147,457,184.02</text:p>
          </table:table-cell>
          <table:table-cell office:value-type="currency" office:value="18547139.140000004" table:content-validation-name="val1" table:style-name="ce17">
            <text:p>£18,547,139.14</text:p>
          </table:table-cell>
          <table:table-cell office:value-type="currency" office:value="4466851.38" table:content-validation-name="val1" table:style-name="ce17">
            <text:p>£4,466,851.38</text:p>
          </table:table-cell>
          <table:table-cell office:value-type="currency" office:value="23013990.520000003" table:style-name="ce16">
            <text:p>£23,013,990.52</text:p>
          </table:table-cell>
          <table:table-cell office:value-type="currency" office:value="170471174.53999999" table:style-name="ce18">
            <text:p>£170,471,174.54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February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33" table:content-validation-name="val4" table:style-name="ce36">
            <text:p>333</text:p>
          </table:table-cell>
          <table:table-cell office:value-type="float" office:value="269.76891891759959" table:content-validation-name="val3" table:style-name="ce37">
            <text:p>269.77</text:p>
          </table:table-cell>
          <table:table-cell office:value-type="float" office:value="310" table:content-validation-name="val4" table:style-name="ce39">
            <text:p>310</text:p>
          </table:table-cell>
          <table:table-cell office:value-type="float" office:value="277.64097297309996" table:content-validation-name="val3" table:style-name="ce41">
            <text:p>277.64</text:p>
          </table:table-cell>
          <table:table-cell office:value-type="float" office:value="376" table:content-validation-name="val4" table:style-name="ce43">
            <text:p>376</text:p>
          </table:table-cell>
          <table:table-cell office:value-type="float" office:value="361.72972972960002" table:content-validation-name="val3" table:style-name="ce45">
            <text:p>361.73</text:p>
          </table:table-cell>
          <table:table-cell office:value-type="float" office:value="92" table:content-validation-name="val4" table:style-name="ce48">
            <text:p>92</text:p>
          </table:table-cell>
          <table:table-cell office:value-type="float" office:value="89.74864864860001" table:content-validation-name="val3" table:style-name="ce50">
            <text:p>89.75</text:p>
          </table:table-cell>
          <table:table-cell office:value-type="float" office:value="12" table:content-validation-name="val4" table:style-name="ce52">
            <text:p>12</text:p>
          </table:table-cell>
          <table:table-cell office:value-type="float" office:value="12" table:content-validation-name="val3" table:style-name="ce54">
            <text:p>12.00</text:p>
          </table:table-cell>
          <table:table-cell office:value-type="float" office:value="6" table:content-validation-name="val4" table:style-name="ce56">
            <text:p>6</text:p>
          </table:table-cell>
          <table:table-cell office:value-type="float" office:value="5.4" table:content-validation-name="val3" table:style-name="ce57">
            <text:p>5.40</text:p>
          </table:table-cell>
          <table:table-cell office:value-type="float" office:value="1129" table:content-validation-name="val2" table:style-name="ce59">
            <text:p>1,129</text:p>
          </table:table-cell>
          <table:table-cell office:value-type="float" office:value="1016.2882702688995" table:content-validation-name="val2" table:style-name="ce60">
            <text:p>1,016.29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11" table:style-name="ce91">
            <text:p>11</text:p>
          </table:table-cell>
          <table:table-cell office:value-type="float" office:value="11" table:style-name="ce93">
            <text:p>11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1" table:style-name="ce104">
            <text:p>11</text:p>
          </table:table-cell>
          <table:table-cell office:value-type="float" office:value="11" table:style-name="ce105">
            <text:p>11.00</text:p>
          </table:table-cell>
          <table:table-cell office:value-type="float" office:value="1140" table:content-validation-name="val2" table:style-name="ce106">
            <text:p>1,140</text:p>
          </table:table-cell>
          <table:table-cell office:value-type="float" office:value="1027.2882702688994" table:content-validation-name="val2" table:style-name="ce107">
            <text:p>1,027.29</text:p>
          </table:table-cell>
          <table:table-cell office:value-type="currency" office:value="2600949" table:content-validation-name="val1" table:style-name="ce15">
            <text:p>£2,600,949.00</text:p>
          </table:table-cell>
          <table:table-cell office:value-type="currency" office:value="13626" table:content-validation-name="val1" table:style-name="ce15">
            <text:p>£13,626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243209" table:content-validation-name="val1" table:style-name="ce15">
            <text:p>£243,209.00</text:p>
          </table:table-cell>
          <table:table-cell office:value-type="currency" office:value="731523" table:style-name="ce15">
            <text:p>£731,523.00</text:p>
          </table:table-cell>
          <table:table-cell office:value-type="currency" office:value="302374" table:content-validation-name="val1" table:style-name="ce15">
            <text:p>£302,374.00</text:p>
          </table:table-cell>
          <table:table-cell office:value-type="currency" office:value="3891681" table:style-name="ce16">
            <text:p>£3,891,681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224844" table:content-validation-name="val1" table:style-name="ce17">
            <text:p>£224,844.00</text:p>
          </table:table-cell>
          <table:table-cell office:value-type="currency" office:value="224844" table:style-name="ce16">
            <text:p>£224,844.00</text:p>
          </table:table-cell>
          <table:table-cell office:value-type="currency" office:value="4116525" table:style-name="ce18">
            <text:p>£4,116,525.00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February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82" table:content-validation-name="val4" table:style-name="ce36">
            <text:p>182</text:p>
          </table:table-cell>
          <table:table-cell office:value-type="float" office:value="175.4" table:content-validation-name="val3" table:style-name="ce37">
            <text:p>175.40</text:p>
          </table:table-cell>
          <table:table-cell office:value-type="float" office:value="459" table:content-validation-name="val4" table:style-name="ce39">
            <text:p>459</text:p>
          </table:table-cell>
          <table:table-cell office:value-type="float" office:value="439.6" table:content-validation-name="val3" table:style-name="ce41">
            <text:p>439.60</text:p>
          </table:table-cell>
          <table:table-cell office:value-type="float" office:value="300" table:content-validation-name="val4" table:style-name="ce43">
            <text:p>300</text:p>
          </table:table-cell>
          <table:table-cell office:value-type="float" office:value="292.60000000000002" table:content-validation-name="val3" table:style-name="ce45">
            <text:p>292.60</text:p>
          </table:table-cell>
          <table:table-cell office:value-type="float" office:value="43" table:content-validation-name="val4" table:style-name="ce48">
            <text:p>43</text:p>
          </table:table-cell>
          <table:table-cell office:value-type="float" office:value="42.6" table:content-validation-name="val3" table:style-name="ce50">
            <text:p>42.60</text:p>
          </table:table-cell>
          <table:table-cell office:value-type="float" office:value="14" table:content-validation-name="val4" table:style-name="ce52">
            <text:p>14</text:p>
          </table:table-cell>
          <table:table-cell office:value-type="float" office:value="13.6" table:content-validation-name="val3" table:style-name="ce54">
            <text:p>13.60</text:p>
          </table:table-cell>
          <table:table-cell office:value-type="float" office:value="1" table:content-validation-name="val4" table:style-name="ce56">
            <text:p>1</text:p>
          </table:table-cell>
          <table:table-cell office:value-type="float" office:value="1" table:content-validation-name="val3" table:style-name="ce57">
            <text:p>1.00</text:p>
          </table:table-cell>
          <table:table-cell office:value-type="float" office:value="999" table:content-validation-name="val2" table:style-name="ce59">
            <text:p>999</text:p>
          </table:table-cell>
          <table:table-cell office:value-type="float" office:value="964.80000000000007" table:content-validation-name="val2" table:style-name="ce60">
            <text:p>964.80</text:p>
          </table:table-cell>
          <table:table-cell office:value-type="float" office:value="1" table:style-name="ce63">
            <text:p>1</text:p>
          </table:table-cell>
          <table:table-cell office:value-type="float" office:value="0.6" table:style-name="ce66">
            <text:p>0.6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.0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5">
            <text:p>1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104">
            <text:p>2</text:p>
          </table:table-cell>
          <table:table-cell office:value-type="float" office:value="1.6" table:style-name="ce105">
            <text:p>1.60</text:p>
          </table:table-cell>
          <table:table-cell office:value-type="float" office:value="1001" table:content-validation-name="val2" table:style-name="ce106">
            <text:p>1,001</text:p>
          </table:table-cell>
          <table:table-cell office:value-type="float" office:value="966.40000000000009" table:content-validation-name="val2" table:style-name="ce107">
            <text:p>966.40</text:p>
          </table:table-cell>
          <table:table-cell office:value-type="currency" office:value="3056434" table:content-validation-name="val1" table:style-name="ce15">
            <text:p>£3,056,434.00</text:p>
          </table:table-cell>
          <table:table-cell office:value-type="currency" office:value="142520" table:content-validation-name="val1" table:style-name="ce15">
            <text:p>£142,520.00</text:p>
          </table:table-cell>
          <table:table-cell office:value-type="currency" office:value="946" table:content-validation-name="val1" table:style-name="ce15">
            <text:p>£946.00</text:p>
          </table:table-cell>
          <table:table-cell office:value-type="currency" office:value="20918" table:content-validation-name="val1" table:style-name="ce15">
            <text:p>£20,918.00</text:p>
          </table:table-cell>
          <table:table-cell office:value-type="currency" office:value="817176" table:content-validation-name="val1" table:style-name="ce15">
            <text:p>£817,176.00</text:p>
          </table:table-cell>
          <table:table-cell office:value-type="currency" office:value="351594" table:content-validation-name="val1" table:style-name="ce15">
            <text:p>£351,594.00</text:p>
          </table:table-cell>
          <table:table-cell office:value-type="currency" office:value="4389588" table:style-name="ce16">
            <text:p>£4,389,588.00</text:p>
          </table:table-cell>
          <table:table-cell office:value-type="currency" office:value="7791" table:content-validation-name="val1" table:style-name="ce17">
            <text:p>£7,791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7791" table:style-name="ce16">
            <text:p>£7,791.00</text:p>
          </table:table-cell>
          <table:table-cell office:value-type="currency" office:value="4397379" table:style-name="ce18">
            <text:p>£4,397,379.00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February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content-validation-name="val4" table:style-name="ce36">
            <text:p>8</text:p>
          </table:table-cell>
          <table:table-cell office:value-type="float" office:value="7.6" table:content-validation-name="val3" table:style-name="ce37">
            <text:p>7.60</text:p>
          </table:table-cell>
          <table:table-cell office:value-type="float" office:value="8" table:content-validation-name="val4" table:style-name="ce39">
            <text:p>8</text:p>
          </table:table-cell>
          <table:table-cell office:value-type="float" office:value="7.8" table:content-validation-name="val3" table:style-name="ce41">
            <text:p>7.80</text:p>
          </table:table-cell>
          <table:table-cell office:value-type="float" office:value="34" table:content-validation-name="val4" table:style-name="ce43">
            <text:p>34</text:p>
          </table:table-cell>
          <table:table-cell office:value-type="float" office:value="34" table:content-validation-name="val3" table:style-name="ce45">
            <text:p>34.00</text:p>
          </table:table-cell>
          <table:table-cell office:value-type="float" office:value="4" table:content-validation-name="val4" table:style-name="ce48">
            <text:p>4</text:p>
          </table:table-cell>
          <table:table-cell office:value-type="float" office:value="4" table:content-validation-name="val3" table:style-name="ce50">
            <text:p>4.00</text:p>
          </table:table-cell>
          <table:table-cell office:value-type="float" office:value="1" table:content-validation-name="val4" table:style-name="ce52">
            <text:p>1</text:p>
          </table:table-cell>
          <table:table-cell office:value-type="float" office:value="0.8" table:content-validation-name="val3" table:style-name="ce54">
            <text:p>0.80</text:p>
          </table:table-cell>
          <table:table-cell office:value-type="float" office:value="0" table:content-validation-name="val4" table:style-name="ce56">
            <text:p>0</text:p>
          </table:table-cell>
          <table:table-cell office:value-type="float" office:value="0" table:content-validation-name="val3" table:style-name="ce57">
            <text:p>0.00</text:p>
          </table:table-cell>
          <table:table-cell office:value-type="float" office:value="55" table:content-validation-name="val2" table:style-name="ce59">
            <text:p>55</text:p>
          </table:table-cell>
          <table:table-cell office:value-type="float" office:value="54.199999999999996" table:content-validation-name="val2" table:style-name="ce60">
            <text:p>54.2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5" table:content-validation-name="val2" table:style-name="ce106">
            <text:p>55</text:p>
          </table:table-cell>
          <table:table-cell office:value-type="float" office:value="54.199999999999996" table:content-validation-name="val2" table:style-name="ce107">
            <text:p>54.20</text:p>
          </table:table-cell>
          <table:table-cell office:value-type="currency" office:value="178143.92" table:content-validation-name="val1" table:style-name="ce15">
            <text:p>£178,143.92</text:p>
          </table:table-cell>
          <table:table-cell office:value-type="currency" office:value="333.33" table:content-validation-name="val1" table:style-name="ce15">
            <text:p>£333.33</text:p>
          </table:table-cell>
          <table:table-cell office:value-type="currency" office:value="6541.31" table:content-validation-name="val1" table:style-name="ce15">
            <text:p>£6,541.31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46748.72" table:content-validation-name="val1" table:style-name="ce15">
            <text:p>£46,748.72</text:p>
          </table:table-cell>
          <table:table-cell office:value-type="currency" office:value="19798.47" table:content-validation-name="val1" table:style-name="ce15">
            <text:p>£19,798.47</text:p>
          </table:table-cell>
          <table:table-cell office:value-type="currency" office:value="251565.75" table:style-name="ce16">
            <text:p>£251,565.75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251565.75" table:style-name="ce18">
            <text:p>£251,565.75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February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9" table:content-validation-name="val4" table:style-name="ce36">
            <text:p>79</text:p>
          </table:table-cell>
          <table:table-cell office:value-type="float" office:value="72.790000000000006" table:content-validation-name="val3" table:style-name="ce37">
            <text:p>72.79</text:p>
          </table:table-cell>
          <table:table-cell office:value-type="float" office:value="95" table:content-validation-name="val4" table:style-name="ce39">
            <text:p>95</text:p>
          </table:table-cell>
          <table:table-cell office:value-type="float" office:value="93.9" table:content-validation-name="val3" table:style-name="ce41">
            <text:p>93.90</text:p>
          </table:table-cell>
          <table:table-cell office:value-type="float" office:value="84" table:content-validation-name="val4" table:style-name="ce43">
            <text:p>84</text:p>
          </table:table-cell>
          <table:table-cell office:value-type="float" office:value="83.83" table:content-validation-name="val3" table:style-name="ce45">
            <text:p>83.83</text:p>
          </table:table-cell>
          <table:table-cell office:value-type="float" office:value="17" table:content-validation-name="val4" table:style-name="ce48">
            <text:p>17</text:p>
          </table:table-cell>
          <table:table-cell office:value-type="float" office:value="16.600000000000001" table:content-validation-name="val3" table:style-name="ce50">
            <text:p>16.60</text:p>
          </table:table-cell>
          <table:table-cell office:value-type="float" office:value="4" table:content-validation-name="val4" table:style-name="ce52">
            <text:p>4</text:p>
          </table:table-cell>
          <table:table-cell office:value-type="float" office:value="3" table:content-validation-name="val3" table:style-name="ce54">
            <text:p>3.00</text:p>
          </table:table-cell>
          <table:table-cell office:value-type="float" office:value="5" table:content-validation-name="val4" table:style-name="ce56">
            <text:p>5</text:p>
          </table:table-cell>
          <table:table-cell office:value-type="float" office:value="0.88" table:content-validation-name="val3" table:style-name="ce57">
            <text:p>0.88</text:p>
          </table:table-cell>
          <table:table-cell office:value-type="float" office:value="284" table:content-validation-name="val2" table:style-name="ce59">
            <text:p>284</text:p>
          </table:table-cell>
          <table:table-cell office:value-type="float" office:value="271" table:content-validation-name="val2" table:style-name="ce60">
            <text:p>271.0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.00</text:p>
          </table:table-cell>
          <table:table-cell office:value-type="float" office:value="4" table:style-name="ce86">
            <text:p>4</text:p>
          </table:table-cell>
          <table:table-cell office:value-type="float" office:value="3.4" table:style-name="ce111">
            <text:p>3.4</text:p>
          </table:table-cell>
          <table:table-cell office:value-type="float" office:value="4" table:style-name="ce104">
            <text:p>4</text:p>
          </table:table-cell>
          <table:table-cell office:value-type="float" office:value="3.4" table:style-name="ce105">
            <text:p>3.40</text:p>
          </table:table-cell>
          <table:table-cell office:value-type="float" office:value="288" table:content-validation-name="val2" table:style-name="ce106">
            <text:p>288</text:p>
          </table:table-cell>
          <table:table-cell office:value-type="float" office:value="274.39999999999998" table:content-validation-name="val2" table:style-name="ce107">
            <text:p>274.40</text:p>
          </table:table-cell>
          <table:table-cell office:value-type="currency" office:value="817143.45" table:content-validation-name="val1" table:style-name="ce15">
            <text:p>£817,143.45</text:p>
          </table:table-cell>
          <table:table-cell office:value-type="currency" office:value="19755.13" table:content-validation-name="val1" table:style-name="ce15">
            <text:p>£19,755.13</text:p>
          </table:table-cell>
          <table:table-cell office:value-type="currency" office:value="1500" table:content-validation-name="val1" table:style-name="ce15">
            <text:p>£1,500.00</text:p>
          </table:table-cell>
          <table:table-cell office:value-type="currency" office:value="13851.42" table:content-validation-name="val1" table:style-name="ce15">
            <text:p>£13,851.42</text:p>
          </table:table-cell>
          <table:table-cell office:value-type="currency" office:value="201069.51" table:content-validation-name="val1" table:style-name="ce15">
            <text:p>£201,069.51</text:p>
          </table:table-cell>
          <table:table-cell office:value-type="currency" office:value="89490.67" table:content-validation-name="val1" table:style-name="ce15">
            <text:p>£89,490.67</text:p>
          </table:table-cell>
          <table:table-cell office:value-type="currency" office:value="1142810.18" table:style-name="ce16">
            <text:p>£1,142,810.18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47254" table:content-validation-name="val1" table:style-name="ce17">
            <text:p>£47,254.00</text:p>
          </table:table-cell>
          <table:table-cell office:value-type="currency" office:value="47254" table:style-name="ce16">
            <text:p>£47,254.00</text:p>
          </table:table-cell>
          <table:table-cell office:value-type="currency" office:value="1190064.18" table:style-name="ce18">
            <text:p>£1,190,064.18</text:p>
          </table:table-cell>
          <table:table-cell table:number-columns-repeated="16342"/>
        </table:table-row>
        <table:table-row table:style-name="ro4">
          <table:table-cell office:value-type="float" office:value="2022" table:style-name="ce5">
            <text:p>2022</text:p>
          </table:table-cell>
          <table:table-cell office:value-type="string" table:style-name="ce5">
            <text:p>February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content-validation-name="val4" table:style-name="ce35">
            <text:p>8</text:p>
          </table:table-cell>
          <table:table-cell office:value-type="float" office:value="8" table:content-validation-name="val3" table:style-name="ce38">
            <text:p>8.00</text:p>
          </table:table-cell>
          <table:table-cell office:value-type="float" office:value="9" table:content-validation-name="val4" table:style-name="ce40">
            <text:p>9</text:p>
          </table:table-cell>
          <table:table-cell office:value-type="float" office:value="7.8" table:content-validation-name="val3" table:style-name="ce42">
            <text:p>7.80</text:p>
          </table:table-cell>
          <table:table-cell office:value-type="float" office:value="92" table:content-validation-name="val4" table:style-name="ce44">
            <text:p>92</text:p>
          </table:table-cell>
          <table:table-cell office:value-type="float" office:value="90.58" table:content-validation-name="val3" table:style-name="ce46">
            <text:p>90.58</text:p>
          </table:table-cell>
          <table:table-cell office:value-type="float" office:value="9" table:content-validation-name="val4" table:style-name="ce47">
            <text:p>9</text:p>
          </table:table-cell>
          <table:table-cell office:value-type="float" office:value="8.8000000000000007" table:content-validation-name="val3" table:style-name="ce49">
            <text:p>8.80</text:p>
          </table:table-cell>
          <table:table-cell office:value-type="float" office:value="2" table:content-validation-name="val4" table:style-name="ce51">
            <text:p>2</text:p>
          </table:table-cell>
          <table:table-cell office:value-type="float" office:value="2" table:content-validation-name="val3" table:style-name="ce53">
            <text:p>2.00</text:p>
          </table:table-cell>
          <table:table-cell office:value-type="float" office:value="0" table:content-validation-name="val4" table:style-name="ce55">
            <text:p>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20" table:content-validation-name="val2" table:style-name="ce59">
            <text:p>120</text:p>
          </table:table-cell>
          <table:table-cell office:value-type="float" office:value="117.17999999999999" table:content-validation-name="val2" table:style-name="ce60">
            <text:p>117.18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.0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120" table:content-validation-name="val2" table:style-name="ce106">
            <text:p>120</text:p>
          </table:table-cell>
          <table:table-cell office:value-type="float" office:value="117.17999999999999" table:content-validation-name="val2" table:style-name="ce107">
            <text:p>117.18</text:p>
          </table:table-cell>
          <table:table-cell office:value-type="currency" office:value="328577.31" table:content-validation-name="val1" table:style-name="ce15">
            <text:p>£328,577.31</text:p>
          </table:table-cell>
          <table:table-cell office:value-type="currency" office:value="8066.3" table:content-validation-name="val1" table:style-name="ce15">
            <text:p>£8,066.3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83069.400000000067" table:content-validation-name="val1" table:style-name="ce15">
            <text:p>£83,069.40</text:p>
          </table:table-cell>
          <table:table-cell office:value-type="currency" office:value="34973.610000000015" table:content-validation-name="val1" table:style-name="ce15">
            <text:p>£34,973.61</text:p>
          </table:table-cell>
          <table:table-cell office:value-type="currency" office:value="454686.62000000011" table:style-name="ce16">
            <text:p>£454,686.62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454686.62000000011" table:style-name="ce18">
            <text:p>£454,686.62</text:p>
          </table:table-cell>
          <table:table-cell table:number-columns-repeated="1634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5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44" table:style-name="ce1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decimal-places="0" number:min-integer-digits="1" number:grouping="true"/>
    </number:number-style>
    <number:number-style style:name="N37">
      <number:text>(</number:text>
      <number:number number:decimal-places="0" number:min-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number-style style:name="N39P0">
      <number:text> </number:text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number number:decimal-places="2" number:min-decimal-places="2" number:min-integer-digits="1" number:grouping="true"/>
      <number:text> </number:text>
    </number:number-style>
    <number:number-style style:name="N39P2">
      <number:text> -</number:text>
      <number:number number:decimal-places="0" number:min-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decimal-places="0" number:min-integer-digits="11">
        <number:embedded-text number:position="5"> </number:embedded-text>
      </number:number>
    </number:number-style>
    <number:number-style style:name="N47P0">
      <number:number number:decimal-places="0" number:min-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decimal-places="0" number:min-integer-digits="2"/>
    </number:number-style>
    <number:number-style style:name="N55">
      <number:number number:decimal-places="0" number:min-decimal-places="0" number:min-integer-digits="3"/>
    </number:number-style>
    <number:number-style style:name="N56">
      <number:number number:decimal-places="0" number:min-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decimal-places="2" number:min-integer-digits="1" number:grouping="true"/>
    </number:number-style>
    <number:number-style style:name="N57">
      <number:number number:decimal-places="2" number:min-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decimal-places="0" number:min-integer-digits="1" number:grouping="true" number:display-factor="1000"/>
    </number:number-style>
    <number:number-style style:name="N58">
      <number:text>kr-</number:text>
      <number:number number:decimal-places="0" number:min-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decimal-places="2" number:min-integer-digits="1" number:grouping="true"/>
    </number:number-style>
    <number:number-style style:name="N59">
      <number:number number:decimal-places="2" number:min-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13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Tony Millet</meta:initial-creator>
    <dc:creator>Mathew John Raji</dc:creator>
    <meta:creation-date>2012-07-18T14:50:11Z</meta:creation-date>
    <dc:date>2022-03-22T11:57:53Z</dc:date>
  </office:meta>
</office:document-meta>
</file>